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89ad" officeooo:paragraph-rsid="001f89ad"/>
    </style:style>
    <style:style style:name="P2" style:family="paragraph" style:parent-style-name="Standard">
      <style:text-properties officeooo:rsid="001f89ad" officeooo:paragraph-rsid="001fafd4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f89ad" officeooo:paragraph-rsid="001f89ad" style:font-weight-asian="bold" style:font-weight-complex="bold"/>
    </style:style>
    <style:style style:name="P5" style:family="paragraph" style:parent-style-name="Standard">
      <style:text-properties style:use-window-font-color="true"/>
    </style:style>
    <style:style style:name="P6" style:family="paragraph" style:parent-style-name="Header">
      <style:text-properties officeooo:rsid="001da897" officeooo:paragraph-rsid="001da897"/>
    </style:style>
    <style:style style:name="T1" style:family="text">
      <style:text-properties officeooo:rsid="001f89ad"/>
    </style:style>
    <style:style style:name="T2" style:family="text">
      <style:text-properties fo:color="#72bf44"/>
    </style:style>
    <style:style style:name="T3" style:family="text">
      <style:text-properties style:use-window-font-color="true"/>
    </style:style>
    <style:style style:name="T4" style:family="text">
      <style:text-properties officeooo:rsid="001faf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)</text:span> What header files must be included in the following program?</text:p>
      <text:p text:style-name="Standard"/>
      <text:p text:style-name="P5">int main()</text:p>
      <text:p text:style-name="P5">{</text:p>
      <text:p text:style-name="P5"><text:tab/>double amount = 89.7;</text:p>
      <text:p text:style-name="P5"><text:tab/>cout &lt;&lt; showpoint &lt;&lt; fixed;</text:p>
      <text:p text:style-name="P5"><text:tab/>cout &lt;&lt; setw(8) &lt;&lt; amount &lt;&lt; endl;</text:p>
      <text:p text:style-name="P5"><text:tab/>return 0;</text:p>
      <text:p text:style-name="P5">}</text:p>
      <text:p text:style-name="P5"/>
      <text:p text:style-name="P1">A: </text:p>
      <text:p text:style-name="P1"/>
      <text:p text:style-name="P4">2.) Assume that qty and salesReps are both integers. Use a type cast expression to rewrite the following statement so it will no longer perform integer division.</text:p>
      <text:p text:style-name="P1"><text:tab/><text:tab/><text:span text:style-name="T3">unitsEach = qty / salesReps;</text:span></text:p>
      <text:p text:style-name="P1"/>
      <text:p text:style-name="P1">A: </text:p>
      <text:p text:style-name="P1"/>
      <text:p text:style-name="P4"><text:span text:style-name="T4">3.) </text:span>Assume value is an integer variable. If the user enters 3.14 in response to the</text:p>
      <text:p text:style-name="P4">following programming statement, what will be stored in value ?</text:p>
      <text:p text:style-name="P1"/>
      <text:p text:style-name="P1">cin &gt;&gt; value;</text:p>
      <text:p text:style-name="P2">A) 3.14</text:p>
      <text:p text:style-name="P2">B) 0</text:p>
      <text:p text:style-name="P2">C) 3</text:p>
      <text:p text:style-name="P2">D) Nothing. An error message is displayed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da897" officeooo:paragraph-rsid="001da8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hapter 3: Expressions and Interactivity Qui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3:05:10.123284631</meta:creation-date>
    <dc:date>2017-10-16T03:12:54.766416679</dc:date>
    <meta:editing-duration>PT7M44S</meta:editing-duration>
    <meta:editing-cycles>3</meta:editing-cycles>
    <meta:generator>LibreOffice/5.4.2.2.0$Linux_X86_64 LibreOffice_project/40m0$Build-2</meta:generator>
    <meta:document-statistic meta:table-count="0" meta:image-count="0" meta:object-count="0" meta:page-count="1" meta:paragraph-count="20" meta:word-count="115" meta:character-count="629" meta:non-whitespace-character-count="526"/>
  </office:meta>
</office:document-meta>
</file>